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itle">
      <style:text-properties officeooo:rsid="001b2e8a" officeooo:paragraph-rsid="00078f6b"/>
    </style:style>
    <style:style style:name="P2" style:family="paragraph" style:parent-style-name="Standard">
      <style:paragraph-properties fo:text-align="justify" style:justify-single-word="false"/>
      <style:text-properties officeooo:paragraph-rsid="00078f6b"/>
    </style:style>
    <style:style style:name="P3" style:family="paragraph" style:parent-style-name="Standard">
      <style:text-properties officeooo:paragraph-rsid="00078f6b"/>
    </style:style>
    <style:style style:name="P4" style:family="paragraph" style:parent-style-name="Standard">
      <style:paragraph-properties fo:text-align="justify" style:justify-single-word="false"/>
      <style:text-properties officeooo:rsid="0008ba58" officeooo:paragraph-rsid="0008ba58"/>
    </style:style>
    <style:style style:name="P5" style:family="paragraph" style:parent-style-name="Standard">
      <style:text-properties officeooo:rsid="000e431d" officeooo:paragraph-rsid="000e431d"/>
    </style:style>
    <style:style style:name="P6" style:family="paragraph" style:parent-style-name="Subtitle">
      <style:text-properties officeooo:rsid="001b2e8a" officeooo:paragraph-rsid="00078f6b"/>
    </style:style>
    <style:style style:name="P7" style:family="paragraph" style:parent-style-name="Text_20_body">
      <style:text-properties officeooo:paragraph-rsid="00078f6b"/>
    </style:style>
    <style:style style:name="P8" style:family="paragraph" style:parent-style-name="Text_20_body">
      <style:text-properties officeooo:rsid="00078f6b" officeooo:paragraph-rsid="00078f6b"/>
    </style:style>
    <style:style style:name="P9" style:family="paragraph" style:parent-style-name="Text_20_body">
      <style:text-properties officeooo:rsid="00078f6b" officeooo:paragraph-rsid="00078f6b"/>
    </style:style>
    <style:style style:name="P10" style:family="paragraph" style:parent-style-name="Heading_20_1">
      <style:text-properties officeooo:rsid="00078f6b" officeooo:paragraph-rsid="00078f6b"/>
    </style:style>
    <style:style style:name="T1" style:family="text">
      <style:text-properties officeooo:rsid="00078f6b"/>
    </style:style>
    <style:style style:name="T2" style:family="text">
      <style:text-properties officeooo:rsid="0008ba58"/>
    </style:style>
    <style:style style:name="T3" style:family="text">
      <style:text-properties officeooo:rsid="000a4d50"/>
    </style:style>
    <style:style style:name="T4" style:family="text">
      <style:text-properties officeooo:rsid="000b3e9e"/>
    </style:style>
    <style:style style:name="T5" style:family="text">
      <style:text-properties officeooo:rsid="000c4c47"/>
    </style:style>
    <style:style style:name="T6" style:family="text">
      <style:text-properties officeooo:rsid="000e42e2"/>
    </style:style>
    <style:style style:name="T7" style:family="text">
      <style:text-properties officeooo:rsid="000e431d"/>
    </style:style>
    <style:style style:name="T8" style:family="text">
      <style:text-properties officeooo:rsid="000f9d80"/>
    </style:style>
    <style:style style:name="T9" style:family="text">
      <style:text-properties officeooo:rsid="000fb3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 – Tutorial <text:span text:style-name="T1">3</text:span></text:p>
      <text:p text:style-name="P6">COMP2007</text:p>
      <text:h text:style-name="P10" text:outline-level="1">ADA:</text:h>
      <text:p text:style-name="P2">1) What is the problem with structural equivalence when comparing two data structures?</text:p>
      <text:p text:style-name="P2"/>
      <text:p text:style-name="P2">2) What is name equivalence? Does it have any disadvantages? </text:p>
      <text:p text:style-name="P2"/>
      <text:p text:style-name="P2">3) How were the arrays changed in Pascal when compared with Algol60? What was the reason for the changes?</text:p>
      <text:p text:style-name="P2"/>
      <text:p text:style-name="P3">4) In Pascal integers can be assigned to real variables but not vice-versa. What programming principle does this violate? Would it be a good idea to allow real numbers to be assigned to integer variables? Why?</text:p>
      <text:p text:style-name="P3"/>
      <text:p text:style-name="P2">5) How does the subtype differ from the derived type in Ada?</text:p>
      <text:p text:style-name="P4"><text:tab/>Sub-types can be treated as their parent type</text:p>
      <text:p text:style-name="P4"><text:tab/>derived type is considered different than their parent type.</text:p>
      <text:p text:style-name="P4"/>
      <text:p text:style-name="P2">6) Compare the control structures of Pascal and Ada.</text:p>
      <text:p text:style-name="P2"><text:tab/><text:span text:style-name="T2">Pascal no exit conditions for loops, ada has exit when this type of statements.</text:span></text:p>
      <text:p text:style-name="P2"><text:tab/><text:span text:style-name="T2">They are essentially gotos which is kinda bad</text:span></text:p>
      <text:p text:style-name="P2"><text:tab/></text:p>
      <text:p text:style-name="P2"><text:tab/><text:span text:style-name="T3">Ada can have variables iterate over any range, not just increments of 1.</text:span></text:p>
      <text:p text:style-name="P2"/>
      <text:p text:style-name="P2">7) What feature did ADA introduce to eliminate some of the problems associated with the variable declaration?</text:p>
      <text:p text:style-name="P2"><text:tab/><text:span text:style-name="T3">Allows you to delcare variables where you use them</text:span></text:p>
      <text:p text:style-name="P2"/>
      <text:p text:style-name="P3">8) Is ADA more consistent syntactically when compared with Pascal?</text:p>
      <text:p text:style-name="P3"><text:tab/><text:span text:style-name="T3">Yes, enforcement of semi-colons. </text:span></text:p>
      <text:p text:style-name="P3"><text:tab/><text:span text:style-name="T3">Different types of llops in pascal don’t look super similar, but they do in ada. <text:tab/>Must use the loop construct.</text:span></text:p>
      <text:p text:style-name="P3"/>
      <text:p text:style-name="P3">9) One of the goals of Pascal was security. What changes (if any) would you make to the language to make it more secure? Justify your answer.</text:p>
      <text:p text:style-name="P3"><text:tab/><text:span text:style-name="T4">Remove pointers, they are powerful but dangerous...</text:span></text:p>
      <text:p text:style-name="P3"/>
      <text:p text:style-name="P3">10) Compare the syntax of ADA to that of C. Name two improvements you would make to the C syntax. Justify your answer.</text:p>
      <text:p text:style-name="P3"><text:tab/><text:span text:style-name="T4">Force brackets for 1 line if statements etc.</text:span></text:p>
      <text:p text:style-name="P3"><text:soft-page-break/><text:tab/><text:span text:style-name="T4">allow parameters to be passed in any order if they are assigned by the right <text:tab/>name such as x = 12 and y = 4 even if the order is y,x</text:span></text:p>
      <text:p text:style-name="P3"><text:tab/><text:span text:style-name="T4">(Called position independent parameter passing)</text:span></text:p>
      <text:p text:style-name="P3"/>
      <text:p text:style-name="P3">11) Which programming principles are violated by the exception handling implemented in ADA?</text:p>
      <text:p text:style-name="P3"><text:tab/><text:span text:style-name="T5">Structured programming. Exception handling is essentially a goto</text:span></text:p>
      <text:p text:style-name="P3"/>
      <text:p text:style-name="P2">12) How are exceptions handled in ADA?</text:p>
      <text:p text:style-name="P2"><text:tab/><text:span text:style-name="T5">Uses the dynamic chain to detect which scope we are in, and if there is no <text:tab/>handler for the exception in current scope we go up a scope till we find a <text:tab/>handler or there is none and it crashes.</text:span></text:p>
      <text:p text:style-name="P2">13) Why does ADA still implement the GOTO statement?</text:p>
      <text:p text:style-name="P2"><text:tab/><text:span text:style-name="T5">Backwards compalablity. Port other old languages into ada. Train the new <text:tab/>programmers easier. If they know gotos, its easy for them to use gotos.</text:span></text:p>
      <text:p text:style-name="P2"/>
      <text:p text:style-name="P2">14) Is the statement "ADA's parame<text:tab/>ter passing is more orthogonal when compared with the parameter passing offered by ALGOL-60, FORTRAN or Pascal", false or true? Justify your answer.</text:p>
      <text:p text:style-name="P2"><text:tab/><text:span text:style-name="T6">Yes. Uses in and out to combine for inout and technically none as well.</text:span></text:p>
      <text:p text:style-name="P2"/>
      <text:p text:style-name="P3">15) Compare and contrast the Pascal programming language with ADA.</text:p>
      <text:p text:style-name="P3"><text:tab/><text:span text:style-name="T6">Pascal was designed to be simple</text:span></text:p>
      <text:p text:style-name="P3"/>
      <text:p text:style-name="P2">16) What is a deadlock?</text:p>
      <text:p text:style-name="P2"><text:tab/><text:span text:style-name="T6">Multiple concurrent tasks require the same resources and can’t progress</text:span></text:p>
      <text:p text:style-name="P2"/>
      <text:p text:style-name="P2">17) Is the position-independent parameter feature offered by ADA a good programming feature? Justify your answer.</text:p>
      <text:p text:style-name="P2"><text:tab/><text:span text:style-name="T6">Yes. You only need the label of the parameter not the order. Labelling principle.</text:span></text:p>
      <text:p text:style-name="P2"><text:tab/></text:p>
      <text:p text:style-name="P2">18) What type of scoping is used for exceptions in ADA?</text:p>
      <text:p text:style-name="P2"><text:tab/><text:span text:style-name="T7">Dynamic scoping. Depends where it was caught.</text:span></text:p>
      <text:p text:style-name="P2"><text:tab/><text:span text:style-name="T7">Handlers however have static scoping. Depends where they are declared.</text:span></text:p>
      <text:p text:style-name="P2"><text:tab/></text:p>
      <text:p text:style-name="P2">19) What are the advantages of the parameter passing in ADA when compared with other procedural languages (your answer should discuss the advantages in terms of the programming principles)?</text:p>
      <text:p text:style-name="P2"><text:tab/><text:span text:style-name="T7">Labelling principle.</text:span></text:p>
      <text:p text:style-name="P2"><text:tab/><text:span text:style-name="T7">Orthoganality, in, out, combine to make inout</text:span></text:p>
      <text:p text:style-name="P2"><text:tab/><text:span text:style-name="T7">regularity. Have to specify which mode of parameter passing, whereas can be <text:tab/><text:tab/><text:tab/>implicit/hidden in other languages</text:span></text:p>
      <text:p text:style-name="P2"><text:tab/><text:span text:style-name="T7">syntactic consistency, in and out are different, so different syntax</text:span></text:p>
      <text:p text:style-name="P2"/>
      <text:p text:style-name="P3">20) Explain why ADA can be regarded as an engineering trade-off.</text:p>
      <text:p text:style-name="P3"><text:tab/><text:span text:style-name="T7">300 odd pages of BNF</text:span></text:p>
      <text:p text:style-name="P5"><text:tab/>ada is copyrighted, can’t be taken and improved upon.</text:p>
      <text:p text:style-name="P3"><text:soft-page-break/></text:p>
      <text:p text:style-name="P3">21) Describe the modifications suggested by Wolf and Shaw to address the issues associated with the block structure.</text:p>
      <text:p text:style-name="P3"><text:tab/><text:span text:style-name="T7">Problems:</text:span></text:p>
      <text:p text:style-name="P3"><text:tab/><text:tab/><text:span text:style-name="T7">global variables. →</text:span><text:span text:style-name="T8"> side-effects</text:span></text:p>
      <text:p text:style-name="P3"><text:tab/><text:tab/><text:span text:style-name="T7">Indiscriminate access. → anyone can access it and you can’t stop that.</text:span></text:p>
      <text:p text:style-name="P3"><text:tab/><text:tab/><text:span text:style-name="T7">Vulnerability, local variable with the same name as a global variable, </text:span><text:span text:style-name="T8">can’t <text:tab/><text:tab/><text:tab/>specify which one we want.\</text:span></text:p>
      <text:p text:style-name="P3"><text:tab/><text:tab/><text:span text:style-name="T8">overlapping definitions. Area C can access A through area B which <text:tab/><text:tab/><text:tab/><text:tab/><text:tab/>accesses C and B</text:span></text:p>
      <text:p text:style-name="P3"><text:tab/><text:span text:style-name="T8">Fixes:</text:span></text:p>
      <text:p text:style-name="P3"><text:tab/><text:tab/><text:span text:style-name="T8">Local variable need to be re-declared.</text:span></text:p>
      <text:p text:style-name="P3"><text:tab/><text:tab/><text:span text:style-name="T8">Name access must be by consent.</text:span></text:p>
      <text:p text:style-name="P3"><text:tab/><text:tab/><text:tab/><text:span text:style-name="T8">Uses modularisation. Public interface declares what you get access <text:tab/><text:tab/><text:tab/><text:tab/>to.</text:span></text:p>
      <text:p text:style-name="P3"><text:tab/><text:tab/><text:span text:style-name="T8">Access to a structure shouldn’t provide access to a sub-structure</text:span></text:p>
      <text:p text:style-name="P3"><text:tab/><text:tab/><text:tab/><text:span text:style-name="T8">Again uses the public interface</text:span></text:p>
      <text:p text:style-name="P3"><text:tab/><text:tab/><text:span text:style-name="T8">Ability to distinguish parameter types</text:span></text:p>
      <text:p text:style-name="P3"><text:tab/><text:tab/><text:tab/><text:span text:style-name="T8">using the in, out, inout</text:span></text:p>
      <text:p text:style-name="P3"/>
      <text:p text:style-name="P3">22) Describe how the control structures have evolved over the four generations of programming languages (your answer should consider the programming principles). </text:p>
      <text:p text:style-name="P3"><text:tab/><text:span text:style-name="T9">Violate structured programming principle less and less. Control structures have <text:tab/><text:tab/><text:tab/>become more strucutred.<text:tab/></text:span></text:p>
      <text:p text:style-name="P3"><text:tab/><text:span text:style-name="T9">Syntactic consistency. Things that look different to different things. e.g. different <text:tab/><text:tab/><text:tab/>types of gotos</text:span></text:p>
      <text:p text:style-name="P3"><text:tab/><text:span text:style-name="T9">simplicity. Explicitly defined constructs tell us what they are doing rather than <text:tab/><text:tab/><text:tab/>trying to decode it</text:span></text:p>
      <text:p text:style-name="P3"><text:tab/><text:span text:style-name="T9">Regularity. So many random things in Fortran, arbitrary array limits, other <text:tab/><text:tab/><text:tab/>languages, arbritary semi-colons</text:span></text:p>
      <text:p text:style-name="P3"><text:tab/><text:span text:style-name="T9">All principles really have been improved.</text:span></text:p>
      <text:p text:style-name="P3"><text:tab/></text:p>
      <text:p text:style-name="P3"/>
      <text:p text:style-name="P3">23<text:bookmark text:name="_GoBack"/>) Is the statement "FORTRAN allows a primitive way to achieve encapsulation", true or false? Justify your answer.</text:p>
      <text:p text:style-name="P3"><text:tab/><text:span text:style-name="T9">Yes. The common block. Have common blocks to group like things together. Only <text:tab/>the functions that need that set of information can map to the appropriate <text:tab/>common block.</text:span></text:p>
      <text:p text:style-name="P3"/>
      <text:h text:style-name="P10" text:outline-level="1">Programming Assignment</text:h>
      <text:p text:style-name="P7"><text:span text:style-name="T1">For this week, you will need the program “gcc”, </text:span><text:a xlink:type="simple" xlink:href="http://gcc.gnu.org/onlinedocs/gcc-4.4.7/gnat_ugn_unw/Running-a-Simple-Ada-Program.html" text:style-name="Internet_20_link" text:visited-style-name="Visited_20_Internet_20_Link"><text:span text:style-name="T1">this explanation of how to compile ADA in gcc</text:span></text:a><text:span text:style-name="T1">, and </text:span><text:a xlink:type="simple" xlink:href="https://en.wikibooks.org/wiki/Ada_Programming" text:style-name="Internet_20_link" text:visited-style-name="Visited_20_Internet_20_Link"><text:span text:style-name="T1">this reference</text:span></text:a><text:span text:style-name="T1">.</text:span></text:p>
      <text:p text:style-name="P7"><text:span text:style-name="T1">You will need to implement </text:span><text:a xlink:type="simple" xlink:href="https://en.wikipedia.org/wiki/Bubble_sort" text:style-name="Internet_20_link" text:visited-style-name="Visited_20_Internet_20_Link"><text:span text:style-name="T1">bubble sort</text:span></text:a><text:span text:style-name="T1"> in ADA this week.</text:span></text:p>
      <text:p text:style-name="P8">Along with your reflection, the question for this week is:</text:p>
      <text:p text:style-name="P8"><text:soft-page-break/>Compare your implementation of bubble sort with an implementation in C (you may have written one, if not, there are plenty on the internet you can look at). What similarities and differences are there?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" fo:font-size="12pt" fo:language="en" fo:country="AU" style:letter-kerning="true" style:font-name-asian="Noto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" fo:font-size="12pt" fo:language="en" fo:country="AU" style:letter-kerning="true" style:font-name-asian="Noto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05T10:18:56.424222327</meta:creation-date>
    <dc:date>2021-09-07T16:28:10.902936118</dc:date>
    <meta:editing-duration>PT14H37M34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4" meta:paragraph-count="81" meta:word-count="963" meta:character-count="5920" meta:non-whitespace-character-count="4931"/>
  </office:meta>
</office:document-meta>
</file>